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0000000306C78D3CA.png" manifest:media-type="image/png"/>
  <manifest:file-entry manifest:full-path="Pictures/1000000100000030000000302AC85C00.png" manifest:media-type="image/png"/>
  <manifest:file-entry manifest:full-path="Pictures/100000010000003000000030427CD6E6.png" manifest:media-type="image/png"/>
  <manifest:file-entry manifest:full-path="Pictures/100000010000003000000030424F74A6.png" manifest:media-type="image/png"/>
  <manifest:file-entry manifest:full-path="Pictures/100000010000003000000030165C90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ato Medium1" svg:font-family="'Lato Mediu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2" style:family="table-cell">
      <style:table-cell-properties style:vertical-align="top" fo:padding="0.097cm" fo:border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2" style:family="table" style:master-page-name="Standard">
      <style:table-properties style:width="17.956cm" style:page-number="auto" table:align="left" style:writing-mode="lr-tb"/>
    </style:style>
    <style:style style:name="Table2.A" style:family="table-column">
      <style:table-column-properties style:column-width="12.294cm"/>
    </style:style>
    <style:style style:name="Table2.B" style:family="table-column">
      <style:table-column-properties style:column-width="5.662cm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1" style:family="paragraph" style:parent-style-name="CV_20_Table_20_Entry">
      <style:text-properties officeooo:paragraph-rsid="018aa914"/>
    </style:style>
    <style:style style:name="P12" style:family="paragraph" style:parent-style-name="CV_20_Table_20_Entry">
      <style:text-properties officeooo:paragraph-rsid="018d53bd"/>
    </style:style>
    <style:style style:name="P13" style:family="paragraph" style:parent-style-name="CV_20_Table_20_Entry">
      <style:text-properties officeooo:rsid="01828d65" officeooo:paragraph-rsid="01964794"/>
    </style:style>
    <style:style style:name="P14" style:family="paragraph" style:parent-style-name="CV_20_Table_20_Entry">
      <style:text-properties officeooo:rsid="019f9ef2" officeooo:paragraph-rsid="019f9ef2"/>
    </style:style>
    <style:style style:name="P15" style:family="paragraph" style:parent-style-name="CV_20_Table_20_Entry">
      <style:text-properties officeooo:rsid="019f9ef2" officeooo:paragraph-rsid="01a0ce72"/>
    </style:style>
    <style:style style:name="P16" style:family="paragraph" style:parent-style-name="CV_20_Table_20_Entry">
      <style:text-properties officeooo:rsid="01964794" officeooo:paragraph-rsid="01964794"/>
    </style:style>
    <style:style style:name="P17" style:family="paragraph" style:parent-style-name="CV_20_Table_20_Entry">
      <style:text-properties officeooo:paragraph-rsid="018aa914"/>
    </style:style>
    <style:style style:name="P18" style:family="paragraph" style:parent-style-name="CV_20_Table_20_Entry">
      <style:text-properties fo:color="#c9211e" loext:opacity="100%" officeooo:rsid="019f9519" officeooo:paragraph-rsid="019f9519"/>
    </style:style>
    <style:style style:name="P19" style:family="paragraph" style:parent-style-name="CV_20_Table_20_Entry">
      <style:text-properties fo:color="#c9211e" loext:opacity="100%" fo:language="en" fo:country="US" officeooo:rsid="018fdd69" officeooo:paragraph-rsid="018fdd69" style:language-asian="zxx" style:country-asian="none" style:language-complex="zxx" style:country-complex="none"/>
    </style:style>
    <style:style style:name="P20" style:family="paragraph" style:parent-style-name="CV_20_Table_20_Entry">
      <style:text-properties fo:color="#c9211e" loext:opacity="100%" officeooo:paragraph-rsid="018fdd69"/>
    </style:style>
    <style:style style:name="P21" style:family="paragraph" style:parent-style-name="CV_20_Table_20_Entry">
      <style:text-properties fo:color="#c9211e" loext:opacity="100%"/>
    </style:style>
    <style:style style:name="P22" style:family="paragraph" style:parent-style-name="CV_20_Table_20_Entry">
      <style:text-properties officeooo:paragraph-rsid="01ae7aa8"/>
    </style:style>
    <style:style style:name="P23" style:family="paragraph" style:parent-style-name="CV_20_Table_20_Entry">
      <style:text-properties officeooo:paragraph-rsid="01978743"/>
    </style:style>
    <style:style style:name="P24" style:family="paragraph" style:parent-style-name="CV_20_Table_20_Sub-Title">
      <style:text-properties style:font-name="Lato Medium1" fo:font-weight="bold" style:font-weight-asian="bold" style:font-weight-complex="bold"/>
    </style:style>
    <style:style style:name="P25" style:family="paragraph" style:parent-style-name="CV_20_Table_20_Sub-Title">
      <style:text-properties style:font-name="Lato Medium1" officeooo:rsid="019a1b0a" officeooo:paragraph-rsid="019a1b0a"/>
    </style:style>
    <style:style style:name="P26" style:family="paragraph" style:parent-style-name="CV_20_Table_20_Sub-Title">
      <style:text-properties style:font-name="Lato Medium1" officeooo:rsid="019a1b0a" officeooo:paragraph-rsid="01ae7aa8"/>
    </style:style>
    <style:style style:name="P27" style:family="paragraph" style:parent-style-name="CV_20_Table_20_Sub-Title">
      <style:text-properties style:font-name="Lato Medium1"/>
    </style:style>
    <style:style style:name="P28" style:family="paragraph" style:parent-style-name="CV_20_Table_20_Sub-Title">
      <style:text-properties style:font-name="Lato Medium1" fo:font-weight="normal" officeooo:rsid="00641b00" style:font-weight-asian="normal" style:font-weight-complex="normal"/>
    </style:style>
    <style:style style:name="P29" style:family="paragraph" style:parent-style-name="CV_20_Table_20_Sub-Title">
      <style:text-properties style:font-name="Lato Medium1" officeooo:paragraph-rsid="01a5b2da"/>
    </style:style>
    <style:style style:name="P30" style:family="paragraph" style:parent-style-name="CV_20_Table_20_Sub-Title">
      <style:text-properties style:font-name="Lato Medium1" officeooo:rsid="0176454b" officeooo:paragraph-rsid="01ae7aa8"/>
    </style:style>
    <style:style style:name="P31" style:family="paragraph" style:parent-style-name="CV_20_Table_20_Sub-Title">
      <style:text-properties style:font-name="Lato Medium1" officeooo:paragraph-rsid="01ae7aa8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Open Sans" fo:font-size="30pt" fo:font-style="normal" fo:font-weight="bold" officeooo:paragraph-rsid="01aab0d9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officeooo:paragraph-rsid="01aab0d9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officeooo:paragraph-rsid="01ac770e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fo:font-style="normal" officeooo:paragraph-rsid="01aab0d9" style:font-style-asian="normal" style:font-style-complex="normal"/>
    </style:style>
    <style:style style:name="P37" style:family="paragraph" style:parent-style-name="Table_20_Contents">
      <style:paragraph-properties fo:text-align="start" style:justify-single-word="false" style:snap-to-layout-grid="false">
        <style:tab-stops>
          <style:tab-stop style:position="1.164cm"/>
        </style:tab-stops>
      </style:paragraph-properties>
      <style:text-properties fo:font-size="9pt" fo:font-style="normal" officeooo:paragraph-rsid="01aab0d9" style:font-size-asian="9pt" style:font-style-asian="normal" style:font-size-complex="9pt" style:font-style-complex="normal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language="en" fo:country="US" officeooo:rsid="019f9519" style:language-asian="zxx" style:country-asian="none" style:language-complex="zxx" style:country-complex="none"/>
    </style:style>
    <style:style style:name="T15" style:family="text">
      <style:text-properties fo:language="en" fo:country="US" officeooo:rsid="01a43fbc" style:language-asian="zxx" style:country-asian="none" style:language-complex="zxx" style:country-complex="none"/>
    </style:style>
    <style:style style:name="T16" style:family="text">
      <style:text-properties officeooo:rsid="005707f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3d47" style:font-weight-asian="normal" style:font-weight-complex="normal"/>
    </style:style>
    <style:style style:name="T19" style:family="text">
      <style:text-properties fo:font-weight="normal" officeooo:rsid="00641b00" style:font-weight-asian="normal" style:font-weight-complex="normal"/>
    </style:style>
    <style:style style:name="T20" style:family="text">
      <style:text-properties officeooo:rsid="006eb873"/>
    </style:style>
    <style:style style:name="T21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3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5" style:family="text">
      <style:text-properties fo:color="#000000" loext:opacity="100%" style:font-name="Candara" fo:font-size="9pt" fo:font-style="normal" officeooo:rsid="01aab0d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6" style:family="text">
      <style:text-properties fo:color="#000000" loext:opacity="100%" style:font-name="Candara" fo:font-size="9pt" fo:font-style="normal" officeooo:rsid="01ac770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7" style:family="text">
      <style:text-properties fo:color="#000000" loext:opacity="100%" style:font-name="Candara" fo:font-size="9pt" officeooo:rsid="005035a7" style:font-name-asian="BAAAAA+TimesNewRomanPS-ItalicMT" style:font-size-asian="9pt" style:font-name-complex="BAAAAA+TimesNewRomanPS-ItalicMT" style:font-size-complex="9pt"/>
    </style:style>
    <style:style style:name="T28" style:family="text">
      <style:text-properties fo:color="#000000" loext:opacity="100%" style:font-name="Candara" fo:font-size="9pt" officeooo:rsid="01aab0d9" style:font-name-asian="BAAAAA+TimesNewRomanPS-ItalicMT" style:font-size-asian="9pt" style:font-name-complex="BAAAAA+TimesNewRomanPS-ItalicMT" style:font-size-complex="9pt"/>
    </style:style>
    <style:style style:name="T29" style:family="text">
      <style:text-properties fo:color="#000000" loext:opacity="100%" style:font-name="Candara" fo:font-size="9pt" officeooo:rsid="01ac770e" style:font-name-asian="BAAAAA+TimesNewRomanPS-ItalicMT" style:font-size-asian="9pt" style:font-name-complex="BAAAAA+TimesNewRomanPS-ItalicMT" style:font-size-complex="9pt"/>
    </style:style>
    <style:style style:name="T30" style:family="text">
      <style:text-properties fo:color="#000000" loext:opacity="100%" style:font-name="Candara" officeooo:rsid="005035a7" style:font-name-asian="BAAAAA+TimesNewRomanPS-ItalicMT" style:font-name-complex="BAAAAA+TimesNewRomanPS-ItalicMT"/>
    </style:style>
    <style:style style:name="T31" style:family="text">
      <style:text-properties fo:color="#000000" loext:opacity="100%" style:font-name="Candara" officeooo:rsid="006866c2" style:font-name-asian="BAAAAA+TimesNewRomanPS-ItalicMT" style:font-name-complex="BAAAAA+TimesNewRomanPS-ItalicMT"/>
    </style:style>
    <style:style style:name="T32" style:family="text">
      <style:text-properties fo:color="#000000" loext:opacity="100%" style:font-name="Candara" officeooo:rsid="016f5402" style:font-name-asian="BAAAAA+TimesNewRomanPS-ItalicMT" style:font-name-complex="BAAAAA+TimesNewRomanPS-ItalicMT"/>
    </style:style>
    <style:style style:name="T33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4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5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6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7" style:family="text">
      <style:text-properties fo:color="#000000" loext:opacity="100%" style:font-name="DejaVu Sans1" fo:font-size="9pt" fo:font-style="normal" officeooo:rsid="01a9d043" style:font-name-asian="DejaVu Sans1" style:font-size-asian="9pt" style:font-style-asian="normal" style:font-name-complex="DejaVu Sans1" style:font-size-complex="9pt" style:font-style-complex="normal"/>
    </style:style>
    <style:style style:name="T38" style:family="text">
      <style:text-properties fo:color="#000000" loext:opacity="100%" style:font-name-asian="BAAAAA+TimesNewRomanPS-ItalicMT" style:font-name-complex="BAAAAA+TimesNewRomanPS-ItalicMT"/>
    </style:style>
    <style:style style:name="T39" style:family="text">
      <style:text-properties fo:color="#000000" loext:opacity="100%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40" style:family="text">
      <style:text-properties fo:color="#000000" loext:opacity="100%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41" style:family="text">
      <style:text-properties fo:color="#000000" loext:opacity="100%" fo:font-size="8pt" fo:language="en" fo:country="US" fo:font-style="normal" fo:font-weight="normal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42" style:family="text">
      <style:text-properties fo:color="#000000" loext:opacity="100%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43" style:family="text">
      <style:text-properties officeooo:rsid="0072f6c3"/>
    </style:style>
    <style:style style:name="T44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45" style:family="text">
      <style:text-properties style:use-window-font-color="true" loext:opacity="0%" style:text-position="super 58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46" style:family="text">
      <style:text-properties officeooo:rsid="007e56f9"/>
    </style:style>
    <style:style style:name="T47" style:family="text">
      <style:text-properties fo:language="en" fo:country="GB"/>
    </style:style>
    <style:style style:name="T48" style:family="text">
      <style:text-properties officeooo:rsid="007f64e9"/>
    </style:style>
    <style:style style:name="T49" style:family="text">
      <style:text-properties officeooo:rsid="016dfbce"/>
    </style:style>
    <style:style style:name="T50" style:family="text">
      <style:text-properties officeooo:rsid="0176454b"/>
    </style:style>
    <style:style style:name="T51" style:family="text">
      <style:text-properties fo:font-size="7pt" fo:font-style="italic" style:font-size-asian="7pt" style:font-style-asian="italic" style:font-size-complex="7pt" style:font-style-complex="italic"/>
    </style:style>
    <style:style style:name="T52" style:family="text">
      <style:text-properties officeooo:rsid="018ba244"/>
    </style:style>
    <style:style style:name="T53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4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5" style:family="text">
      <style:text-properties fo:font-variant="normal" fo:text-transform="none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6" style:family="text">
      <style:text-properties officeooo:rsid="0190a89f"/>
    </style:style>
    <style:style style:name="T57" style:family="text">
      <style:text-properties officeooo:rsid="019312b2"/>
    </style:style>
    <style:style style:name="T58" style:family="text">
      <style:text-properties officeooo:rsid="0193d622"/>
    </style:style>
    <style:style style:name="T59" style:family="text">
      <style:text-properties officeooo:rsid="0194e943"/>
    </style:style>
    <style:style style:name="T60" style:family="text">
      <style:text-properties officeooo:rsid="01964794"/>
    </style:style>
    <style:style style:name="T61" style:family="text">
      <style:text-properties officeooo:rsid="01984344"/>
    </style:style>
    <style:style style:name="T62" style:family="text">
      <style:text-properties officeooo:rsid="019a1b0a"/>
    </style:style>
    <style:style style:name="T63" style:family="text">
      <style:text-properties officeooo:rsid="01a0ce72"/>
    </style:style>
    <style:style style:name="T64" style:family="text">
      <style:text-properties officeooo:rsid="01a25b66"/>
    </style:style>
    <style:style style:name="T65" style:family="text">
      <style:text-properties style:text-position="super 58%"/>
    </style:style>
    <style:style style:name="T66" style:family="text">
      <style:text-properties style:text-position="super 58%" officeooo:rsid="01a25b66"/>
    </style:style>
    <style:style style:name="T67" style:family="text">
      <style:text-properties officeooo:rsid="01a43fbc"/>
    </style:style>
    <style:style style:name="T68" style:family="text">
      <style:text-properties officeooo:rsid="01a5b2da"/>
    </style:style>
    <style:style style:name="T69" style:family="text">
      <style:text-properties officeooo:rsid="01a6d6ed"/>
    </style:style>
    <style:style style:name="T70" style:family="text">
      <style:text-properties officeooo:rsid="01acd7b8"/>
    </style:style>
    <style:style style:name="T71" style:family="text">
      <style:text-properties officeooo:rsid="01ae7aa8"/>
    </style:style>
    <style:style style:name="T72" style:family="text">
      <style:text-properties officeooo:rsid="01978743"/>
    </style:style>
    <style:style style:name="T73" style:family="text">
      <style:text-properties fo:color="#00008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Alexei Znamensky</text:p>
          </table:table-cell>
          <table:table-cell table:style-name="Table2.A1" office:value-type="string">
            <text:p text:style-name="P37"><draw:frame draw:style-name="fr1" draw:name="Image1" text:anchor-type="as-char" svg:width="0.4cm" svg:height="0.4cm" draw:z-index="0"><draw:image xlink:href="Pictures/100000010000003000000030165C9015.png" xlink:type="simple" xlink:show="embed" xlink:actuate="onLoad" draw:mime-type="image/png"/></draw:frame><draw:frame draw:style-name="fr1" draw:name="Image2" text:anchor-type="as-char" svg:width="0.4cm" svg:height="0.4cm" draw:z-index="1"><draw:image xlink:href="Pictures/100000010000003000000030424F74A6.png" xlink:type="simple" xlink:show="embed" xlink:actuate="onLoad" draw:mime-type="image/png"/></draw:frame><text:span text:style-name="T38"><text:tab/></text:span><text:span text:style-name="T30">+</text:span><text:span text:style-name="T31">64</text:span><text:span text:style-name="T30"> </text:span><text:span text:style-name="T31">2</text:span><text:span text:style-name="T32">1 2263375</text:span></text:p>
            <text:p text:style-name="P34"><text:span text:style-name="T24"><draw:frame draw:style-name="fr1" draw:name="Image3" text:anchor-type="as-char" svg:width="0.4cm" svg:height="0.4cm" draw:z-index="2"><draw:image xlink:href="Pictures/100000010000003000000030427CD6E6.png" xlink:type="simple" xlink:show="embed" xlink:actuate="onLoad" draw:mime-type="image/png"/></draw:frame></text:span><text:span text:style-name="T24"><text:tab/></text:span><text:a xlink:type="simple" xlink:href="mailto:russoz@gmail.com" text:style-name="Internet_20_link" text:visited-style-name="Visited_20_Internet_20_Link"><text:span text:style-name="T73">russoz</text:span><text:span text:style-name="T37">@</text:span><text:span text:style-name="T24">gmail.com</text:span></text:a></text:p>
            <text:p text:style-name="P36"><text:span text:style-name="T27"><draw:a xlink:type="simple" xlink:href="https://linkedin.com/in/alexeiz"><draw:frame draw:style-name="fr1" draw:name="HTTPS://LINKEDIN.COM/IN/ALEXEIZ" text:anchor-type="as-char" svg:width="0.4cm" svg:height="0.4cm" draw:z-index="3"><draw:image xlink:href="Pictures/1000000100000030000000302AC85C00.png" xlink:type="simple" xlink:show="embed" xlink:actuate="onLoad" draw:mime-type="image/png"/></draw:frame></draw:a></text:span><text:span text:style-name="T27"><text:tab/></text:span><text:a xlink:type="simple" xlink:href="https://linkedin.com/in/alexeiz" text:style-name="Internet_20_link" text:visited-style-name="Visited_20_Internet_20_Link"><text:span text:style-name="T29">linkedin.com/in/alexeiz</text:span></text:a><text:span text:style-name="T28"> </text:span></text:p>
            <text:p text:style-name="P35"><text:span text:style-name="T25"><draw:frame draw:style-name="fr1" draw:name="Image4" text:anchor-type="as-char" svg:width="0.4cm" svg:height="0.4cm" draw:z-index="4"><draw:image xlink:href="Pictures/1000000100000030000000306C78D3CA.png" xlink:type="simple" xlink:show="embed" xlink:actuate="onLoad" draw:mime-type="image/png"/></draw:frame></text:span><text:span text:style-name="T25"><text:tab/></text:span><text:a xlink:type="simple" xlink:href="https://github.com/russoz" text:style-name="Internet_20_link" text:visited-style-name="Visited_20_Internet_20_Link"><text:span text:style-name="T26">github.com/russoz</text:span></text:a></text:p>
          </table:table-cell>
        </table:table-row>
      </table:table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To leverage my expertise in automation, solution design, and IT operations to advance as a <text:span text:style-name="T69">Solution</text:span> Architect, focusing on delivering scalable and innovative solutions that bridge technology and business needs.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11">Architectural Expertise: Solution assessment, CI/CD pipelines, process automation, incident self-remediation systems.</text:p>
            <text:p text:style-name="P11">Automation &amp; Development: Advanced Ansible, Python, Bash scripting, and testing frameworks.</text:p>
            <text:p text:style-name="P11">Containerisation &amp; Cloud: Intermediate Docker, Kubernetes, Terraform, and AWS.</text:p>
            <text:p text:style-name="P11">Process Optimisation: Agile methodologies, DevOps best practices, ITIL principles <text:span text:style-name="T70">and Business Process Management.</text:span></text:p>
            <text:p text:style-name="P11">Technical Leadership: Mentoring teams, technical course instruction, and community leadership.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33">(</text:span><text:span text:style-name="T34">Highlights only, f</text:span><text:span text:style-name="T33">ull listing at</text:span><text:span text:style-name="T35"> </text:span><text:a xlink:type="simple" xlink:href="https://linkedin.com/in/alexeiz" text:style-name="Internet_20_link" text:visited-style-name="Visited_20_Internet_20_Link"><text:span text:style-name="T51">Linkedin</text:span></text:a><text:span text:style-name="T36">)</text:span></text:p>
          </table:table-cell>
        </table:table-row>
        <table:table-row table:style-name="Table1.8">
          <table:table-cell table:style-name="Table1.A2" office:value-type="string">
            <text:p text:style-name="P24">timbre Digital</text:p>
            <text:p text:style-name="P30"><text:span text:style-name="T41">Auckland, NEW ZEALAND</text:span></text:p>
            <text:p text:style-name="P26"><text:span text:style-name="T71">I</text:span>T Architect</text:p>
            <text:p text:style-name="P25">Jun/2022 – Current</text:p>
            <text:p text:style-name="P25"/>
            <text:p text:style-name="P27">Automation Manager<text:line-break/><text:span text:style-name="T50">Mar/2021 – </text:span><text:span text:style-name="T62">Jun/2022</text:span></text:p>
            <text:p text:style-name="P27"/>
            <text:p text:style-name="P27">Delivery Services Engineer</text:p>
            <text:p text:style-name="P27"><text:span text:style-name="T40">Feb/2017</text:span><text:span text:style-name="T39"> – </text:span><text:span text:style-name="T42">Mar/2021</text:span></text:p>
          </table:table-cell>
          <table:table-cell table:style-name="Table1.B4" office:value-type="string">
            <text:p text:style-name="P18"><text:span text:style-name="T9">Solution Architect for a number of projects. F</text:span><text:span text:style-name="T12">ocus </text:span><text:span text:style-name="T9">in</text:span><text:span text:style-name="T12"> Automation, CI/CD </text:span><text:span text:style-name="T9">&amp; I</text:span><text:span text:style-name="T12">ntegration</text:span><text:span text:style-name="T9">s</text:span><text:span text:style-name="T12">. </text:span></text:p>
            <text:p text:style-name="P19"/>
            <text:p text:style-name="P20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55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9"/>
            <text:p text:style-name="P21"><text:span text:style-name="T9">R</text:span>esponsible for continuously improving business and technical processes within the IT <text:span text:style-name="T9">Services Group</text:span> by <text:span text:style-name="T47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P21"/>
            <text:p text:style-name="P21"><text:span text:style-name="T14">Pa</text:span><text:span text:style-name="T9">rt of </text:span><text:span text:style-name="T15">the Delivery Services team, r</text:span>esponsible for providing <text:span text:style-name="T67">and maintaining both </text:span>tools and processes for the build and deployment process at global scale. Mostly using Atlassian stack plus a number of in-house developed python applications.</text:p>
            <text:p text:style-name="P21"/>
            <text:p text:style-name="P21"/>
            <text:p text:style-name="P21">Designed and implemented automated solutions to scale operations.</text:p>
            <text:p text:style-name="P21">Architected event-driven self-remediation systems, enhancing incident management and reducing downtime.</text:p>
            <text:p text:style-name="P21">Led process improvements for the IT Services Group, integrating CI/CD pipelines and optimising delivery processes.</text:p>
            <text:p text:style-name="P21">Advised teams on automation strategies, ensuring alignment with business goals and technical standards.</text:p>
          </table:table-cell>
        </table:table-row>
        <table:table-row table:style-name="Table1.9">
          <table:table-cell table:style-name="Table1.A2" office:value-type="string">
            <text:p text:style-name="P24">Movile</text:p>
            <text:p text:style-name="P31"><text:span text:style-name="T6">BRAZIL/</text:span><text:span text:style-name="T7">ARGENTINA</text:span></text:p>
            <text:p text:style-name="P27">Reliability Manager</text:p>
            <text:p text:style-name="P27"><text:span text:style-name="T17">2012 – </text:span><text:span text:style-name="T18">201</text:span><text:span text:style-name="T19">6</text:span></text:p>
          </table:table-cell>
          <table:table-cell table:style-name="Table1.B4" office:value-type="string">
            <text:p text:style-name="CV_20_Table_20_Entry">Managed 24x7 operations <text:span text:style-name="T70">sustaining </text:span>150M transactions/day <text:span text:style-name="T70">business </text:span>with a focus on alarms remediation and SLA implementation.</text:p>
            <text:p text:style-name="CV_20_Table_20_Entry">Automated workflows to streamline operations and improve response times, scaling team throughput significantly.</text:p>
            <text:p text:style-name="CV_20_Table_20_Entry">Reinvented team processes using Kanban and agile methodologies, fostering a culture of continuous improvement.</text:p>
          </table:table-cell>
        </table:table-row>
        <table:table-row table:style-name="Table1.10">
          <table:table-cell table:style-name="Table1.A2" office:value-type="string">
            <text:p text:style-name="P24">IBM Brazil</text:p>
            <text:p text:style-name="P27">Senior IT Specialist</text:p>
            <text:p text:style-name="P27">2011 – 2012</text:p>
            <text:p text:style-name="P29">2005 – 2009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60">ranging from </text:span><text:span text:style-name="T68">business </text:span><text:span text:style-name="T60">processes’ </text:span><text:span text:style-name="T68">analysis, </text:span><text:span text:style-name="T60">deploy</text:span><text:span text:style-name="T68">ment</text:span><text:span text:style-name="T60">, configuring and troubleshooting</text:span>.</text:p>
            <text:p text:style-name="CV_20_Table_20_Entry">Led administration teams for J2EE application support, collaborating with global developers and content teams.</text:p>
          </table:table-cell>
        </table:table-row>
        <table:table-row table:style-name="Table1.1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2">
          <table:table-cell table:style-name="Table1.A12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3">
          <table:table-cell table:style-name="Table1.A12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23"><text:span text:style-name="T72">Member of the Ansible Steering Committee since 2022</text:span></text:p>
            <text:p text:style-name="P22"><text:span text:style-name="T71">Contributor/</text:span>Maintainer <text:span text:style-name="T50">for the collection </text:span><text:a xlink:type="simple" xlink:href="https://github.com/ansible-collections/community.general" text:style-name="Internet_20_link" text:visited-style-name="Visited_20_Internet_20_Link"><text:span text:style-name="T61">community.general</text:span></text:a>, <text:span text:style-name="T50">m</text:span>aintainer of <text:span text:style-name="T67">18</text:span><text:span text:style-name="T58">+</text:span> modules <text:span text:style-name="T71">and </text:span>helper util<text:span text:style-name="T56">it</text:span><text:span text:style-name="T61">ies, </text:span><text:span text:style-name="T71">reducing </text:span>validation errors <text:span text:style-name="T61">in </text:span>from <text:span text:style-name="T50">1000+</text:span> to <text:span text:style-name="T54">less than 30</text:span>.</text:p>
          </table:table-cell>
        </table:table-row>
        <table:table-row table:style-name="Table1.14">
          <table:table-cell table:style-name="Table1.A12" office:value-type="string">
            <text:p text:style-name="CV_20_Table_20_Sub-Title">S<text:span text:style-name="T20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49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48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5">
          <table:table-cell table:style-name="Table1.A12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16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ext:soft-page-break/>
        <table:table-row table:style-name="Table1.16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7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18">
          <table:table-cell table:style-name="Table1.A2" office:value-type="string">
            <text:p text:style-name="P9"/>
          </table:table-cell>
          <table:table-cell table:style-name="Table1.B4" office:value-type="string">
            <text:p text:style-name="P15">Oracle Cloud Infrastructure 202<text:span text:style-name="T63">4</text:span> <text:span text:style-name="T63">Architect </text:span>Associate, <text:span text:style-name="T64">July 5</text:span><text:span text:style-name="T66">th</text:span><text:span text:style-name="T64"> 2024</text:span></text:p>
            <text:p text:style-name="P14">Oracle Cloud Infrastructure 2023 Foundations Associate, <text:span text:style-name="T64">December 6</text:span><text:span text:style-name="T66">th</text:span><text:span text:style-name="T64"> 2023</text:span></text:p>
            <text:p text:style-name="CV_20_Table_20_Entry">IBM Certified System Administrator – WAS ND 6.0 on November 29<text:span text:style-name="T65">th</text:span> 2005 <text:s/></text:p>
            <text:p text:style-name="CV_20_Table_20_Entry">Sun Certified Web Component Dev<text:span text:style-name="T46">eloper</text:span> for J2EE 1.3 <text:span text:style-name="T44">on March 19</text:span><text:span text:style-name="T45">th</text:span><text:span text:style-name="T44"> 2004</text:span></text:p>
            <text:p text:style-name="CV_20_Table_20_Entry">Sun Certified Java Programmer for Java 1.4 <text:span text:style-name="T44">on July 31</text:span><text:span text:style-name="T45">st</text:span><text:span text:style-name="T44"> 2003</text:span></text:p>
            <text:p text:style-name="CV_20_Table_20_Entry">Linux Professional Institute Certification Level 2 <text:span text:style-name="T44">on June 30</text:span><text:span text:style-name="T45">th</text:span><text:span text:style-name="T44"> 2003 (LPI000022682, 97fgfk3m5a)</text:span></text:p>
            <text:p text:style-name="CV_20_Table_20_Entry">Linux Professional Institute Certification Level 1 <text:span text:style-name="T44">on October 23</text:span><text:span text:style-name="T45">rd</text:span><text:span text:style-name="T44"> 2002 (LPI000022682, 4mmh2lw3lg)</text:span></text:p>
          </table:table-cell>
        </table:table-row>
        <table:table-row table:style-name="Table1.19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1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9">BRAZIL</text:span></text:p>
          </table:table-cell>
        </table:table-row>
        <table:table-row table:style-name="Table1.22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9">BRAZIL</text:span></text:p>
          </table:table-cell>
        </table:table-row>
        <table:table-row table:style-name="Table1.23">
          <table:table-cell table:style-name="Table1.A23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3" office:value-type="string">
            <text:p text:style-name="CV_20_Table_20_Entry">Colégio Marista de Brasília</text:p>
            <text:p text:style-name="CV_20_Table_20_Entry">Brasília, DF, <text:span text:style-name="T59">BRAZIL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5">
          <table:table-cell table:style-name="Table1.A25" office:value-type="string">
            <text:p text:style-name="CV_20_Table_20_Title">Other Interests</text:p>
          </table:table-cell>
          <table:table-cell table:style-name="Table1.B25" office:value-type="string">
            <text:p text:style-name="CV_20_Table_20_Entry"><text:span text:style-name="T57">L</text:span>anguages, etymology, humans, consciousness, archery, teaching, sailing, history, geography, philosophy, music, automation, open source, robots, <text:span text:style-name="T43">sci-fi, WWII, </text:span><text:span text:style-name="T57">space travel, time travel</text:span><text:span text:style-name="T43">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ato Medium1" svg:font-family="'Lato Mediu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4-12-08T15:00:59.578900714">8. Dec. 2024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4-12-08T15:00:59.246072733</dc:date>
    <meta:editing-cycles>152</meta:editing-cycles>
    <meta:editing-duration>P5DT18H40M40S</meta:editing-duration>
    <meta:generator>LibreOffice/24.2.7.2$Linux_X86_64 LibreOffice_project/420$Build-2</meta:generator>
    <dc:creator>Alexei Znamensky</dc:creator>
    <meta:document-statistic meta:table-count="2" meta:image-count="5" meta:object-count="0" meta:page-count="2" meta:paragraph-count="91" meta:word-count="658" meta:character-count="5071" meta:non-whitespace-character-count="4485"/>
    <meta:user-defined meta:name="Info 1"/>
    <meta:user-defined meta:name="Info 2"/>
    <meta:user-defined meta:name="Info 3"/>
    <meta:user-defined meta:name="Info 4"/>
  </office:meta>
</office:document-meta>
</file>